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text-properties fo:font-size="16pt" fo:font-weight="bold" officeooo:rsid="0005a6c2" officeooo:paragraph-rsid="0005a6c2"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5a6c2" officeooo:paragraph-rsid="0005a6c2"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rial" fo:font-size="12pt" fo:font-weight="normal" officeooo:rsid="0005a6c2" officeooo:paragraph-rsid="0005a6c2"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4pt" fo:font-weight="normal" officeooo:rsid="0005a6c2" officeooo:paragraph-rsid="0005a6c2"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bold" officeooo:rsid="0005a6c2" officeooo:paragraph-rsid="0005a6c2"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normal" officeooo:rsid="0005a6c2" officeooo:paragraph-rsid="0005a6c2"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normal" officeooo:rsid="0007d425" officeooo:paragraph-rsid="0007d425"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normal" officeooo:paragraph-rsid="0007d425"/>
    </style:style>
    <style:style style:name="P9"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normal" officeooo:rsid="000b18e3" officeooo:paragraph-rsid="000b18e3" style:font-weight-asian="bold" style:font-weight-complex="bold"/>
    </style:style>
    <style:style style:name="P10"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normal" officeooo:rsid="000c5d1f" officeooo:paragraph-rsid="000c5d1f" style:font-weight-asian="normal" style:font-weight-complex="normal"/>
    </style:style>
    <style:style style:name="P11"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normal" officeooo:rsid="000e3587" officeooo:paragraph-rsid="000e3587" style:font-weight-asian="normal" style:font-weight-complex="normal"/>
    </style:style>
    <style:style style:name="P12"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normal" officeooo:rsid="000fd450" officeooo:paragraph-rsid="000fd450" style:font-weight-asian="normal" style:font-weight-complex="normal"/>
    </style:style>
    <style:style style:name="P13"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normal" officeooo:rsid="000fe39d" officeooo:paragraph-rsid="000fe39d" style:font-weight-asian="normal" style:font-weight-complex="normal"/>
    </style:style>
    <style:style style:name="P14"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bold" officeooo:rsid="000b18e3" officeooo:paragraph-rsid="000b18e3" style:font-weight-asian="bold" style:font-weight-complex="bold"/>
    </style:style>
    <style:style style:name="P15"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bold" officeooo:rsid="000c5d1f" officeooo:paragraph-rsid="000c5d1f" style:font-weight-asian="bold" style:font-weight-complex="bold"/>
    </style:style>
    <style:style style:name="P16"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bold" officeooo:rsid="000e3587" officeooo:paragraph-rsid="000e3587" style:font-weight-asian="bold" style:font-weight-complex="bold"/>
    </style:style>
    <style:style style:name="P17"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bold" officeooo:rsid="000fd450" officeooo:paragraph-rsid="000fd450" style:font-weight-asian="bold" style:font-weight-complex="bold"/>
    </style:style>
    <style:style style:name="P18"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bold" officeooo:rsid="000fe39d" officeooo:paragraph-rsid="000fe39d" style:font-weight-asian="bold" style:font-weight-complex="bold"/>
    </style:style>
    <style:style style:name="P19"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bold" officeooo:rsid="00137d38" officeooo:paragraph-rsid="00137d38" style:font-weight-asian="bold" style:font-weight-complex="bold"/>
    </style:style>
    <style:style style:name="P20"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bold" officeooo:rsid="00137d38" officeooo:paragraph-rsid="0017f844" style:font-weight-asian="bold" style:font-weight-complex="bold"/>
    </style:style>
    <style:style style:name="P21"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bold" officeooo:rsid="001d6462" officeooo:paragraph-rsid="001d6462" style:font-weight-asian="bold" style:font-weight-complex="bold"/>
    </style:style>
    <style:style style:name="P22" style:family="paragraph" style:parent-style-name="Standard">
      <style:paragraph-properties fo:text-align="start" style:justify-single-word="false"/>
      <style:text-properties fo:font-variant="normal" fo:text-transform="none" fo:color="#374151" loext:opacity="100%" style:font-name="S hne" fo:font-size="10pt" fo:letter-spacing="normal" fo:font-style="normal" fo:font-weight="normal" officeooo:rsid="0014fcfc" officeooo:paragraph-rsid="0014fcfc"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font-variant="normal" fo:text-transform="none" fo:color="#374151" loext:opacity="100%" style:font-name="S hne" fo:font-size="10pt" fo:letter-spacing="normal" fo:font-style="normal" fo:font-weight="normal" officeooo:rsid="00163250" officeooo:paragraph-rsid="00163250"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font-variant="normal" fo:text-transform="none" fo:color="#374151" loext:opacity="100%" style:font-name="Arial" fo:font-size="14pt" fo:letter-spacing="normal" fo:font-style="normal" fo:font-weight="bold" officeooo:rsid="0005a6c2" officeooo:paragraph-rsid="0005a6c2" style:font-size-asian="14pt" style:font-weight-asian="bold" style:font-size-complex="14pt" style:font-weight-complex="bold"/>
    </style:style>
    <style:style style:name="P25" style:family="paragraph" style:parent-style-name="Standard">
      <style:paragraph-properties fo:text-align="start" style:justify-single-word="false"/>
      <style:text-properties fo:font-variant="normal" fo:text-transform="none" fo:color="#374151" loext:opacity="100%" style:font-name="Arial" fo:font-size="14pt" fo:letter-spacing="normal" fo:font-style="normal" fo:font-weight="bold" officeooo:rsid="0005a6c2" officeooo:paragraph-rsid="0006b7db" style:font-size-asian="14pt" style:font-weight-asian="bold" style:font-size-complex="14pt" style:font-weight-complex="bold"/>
    </style:style>
    <style:style style:name="P26" style:family="paragraph" style:parent-style-name="Standard">
      <style:paragraph-properties fo:text-align="start" style:justify-single-word="false"/>
      <style:text-properties fo:font-variant="normal" fo:text-transform="none" fo:color="#374151" loext:opacity="100%" style:font-name="Arial" fo:font-size="14pt" fo:letter-spacing="normal" fo:font-style="normal" fo:font-weight="bold" officeooo:rsid="0005a6c2" officeooo:paragraph-rsid="0007d425" style:font-size-asian="14pt" style:font-weight-asian="bold" style:font-size-complex="14pt" style:font-weight-complex="bold"/>
    </style:style>
    <style:style style:name="P27" style:family="paragraph" style:parent-style-name="Standard">
      <style:paragraph-properties fo:text-align="start" style:justify-single-word="false"/>
      <style:text-properties fo:font-variant="normal" fo:text-transform="none" fo:color="#374151" loext:opacity="100%" style:font-name="Arial" fo:font-size="14pt" fo:letter-spacing="normal" fo:font-style="normal" fo:font-weight="normal" officeooo:rsid="0005a6c2" officeooo:paragraph-rsid="0005a6c2"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font-variant="normal" fo:text-transform="none" fo:color="#374151" loext:opacity="100%" style:font-name="Arial" fo:font-size="14pt" fo:letter-spacing="normal" fo:font-style="normal" fo:font-weight="normal" officeooo:rsid="0006b7db" officeooo:paragraph-rsid="0006b7db"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fo:font-variant="normal" fo:text-transform="none" fo:color="#374151" loext:opacity="100%" style:font-name="Arial" fo:font-size="12pt" fo:letter-spacing="normal" fo:font-style="normal" fo:font-weight="normal" officeooo:rsid="0005a6c2" officeooo:paragraph-rsid="0005a6c2"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variant="normal" fo:text-transform="none" fo:color="#374151" loext:opacity="100%" style:font-name="Arial" fo:font-size="12pt" fo:letter-spacing="normal" fo:font-style="normal" fo:font-weight="normal" officeooo:rsid="0005a6c2" officeooo:paragraph-rsid="0006b7db"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variant="normal" fo:text-transform="none" fo:color="#374151" loext:opacity="100%" style:font-name="Arial" fo:font-size="12pt" fo:letter-spacing="normal" fo:font-style="normal" fo:font-weight="normal" officeooo:rsid="0005a6c2" officeooo:paragraph-rsid="0005a6c2"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fo:font-variant="normal" fo:text-transform="none" fo:color="#374151" loext:opacity="100%" style:text-line-through-style="none" style:text-line-through-type="none" style:font-name="S hne" fo:font-size="12pt" fo:letter-spacing="normal" fo:font-style="normal" fo:font-weight="normal" officeooo:rsid="0017f844" officeooo:paragraph-rsid="0017f844" style:font-weight-asian="normal" style:font-weight-complex="normal"/>
    </style:style>
    <style:style style:name="P33" style:family="paragraph" style:parent-style-name="Standard">
      <style:paragraph-properties fo:text-align="start" style:justify-single-word="false"/>
      <style:text-properties fo:font-variant="normal" fo:text-transform="none" fo:color="#374151" loext:opacity="100%" style:text-line-through-style="none" style:text-line-through-type="none" style:font-name="S hne" fo:font-size="12pt" fo:letter-spacing="normal" fo:font-style="normal" fo:font-weight="normal" officeooo:rsid="0017f844" officeooo:paragraph-rsid="00187b83"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fo:font-variant="normal" fo:text-transform="none" fo:color="#374151" loext:opacity="100%" style:text-line-through-style="none" style:text-line-through-type="none" style:font-name="S hne" fo:font-size="12pt" fo:letter-spacing="normal" fo:font-style="normal" fo:font-weight="normal" officeooo:rsid="0017f844" officeooo:paragraph-rsid="00198808" style:font-size-asian="11pt" style:font-weight-asian="normal" style:font-size-complex="11pt" style:font-weight-complex="normal"/>
    </style:style>
    <style:style style:name="P35" style:family="paragraph" style:parent-style-name="Standard">
      <style:paragraph-properties fo:text-align="start" style:justify-single-word="false"/>
      <style:text-properties fo:font-variant="normal" fo:text-transform="none" fo:color="#374151" loext:opacity="100%" style:text-line-through-style="none" style:text-line-through-type="none" style:font-name="S hne" fo:font-size="12pt" fo:letter-spacing="normal" fo:font-style="normal" fo:font-weight="normal" officeooo:rsid="001c7bd2" officeooo:paragraph-rsid="001c7bd2"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fo:font-variant="normal" fo:text-transform="none" fo:color="#374151" loext:opacity="100%" style:text-line-through-style="none" style:text-line-through-type="none" style:font-name="S hne" fo:font-size="12pt" fo:letter-spacing="normal" fo:font-style="normal" fo:font-weight="bold" officeooo:rsid="0017f844" officeooo:paragraph-rsid="0017f844" style:font-weight-asian="bold" style:font-weight-complex="bold"/>
    </style:style>
    <style:style style:name="P37" style:family="paragraph" style:parent-style-name="Standard">
      <style:paragraph-properties fo:text-align="start" style:justify-single-word="false"/>
      <style:text-properties fo:font-variant="normal" fo:text-transform="none" fo:color="#374151" loext:opacity="100%" style:text-line-through-style="none" style:text-line-through-type="none" style:font-name="S hne" fo:font-size="12pt" fo:letter-spacing="normal" fo:font-style="normal" fo:font-weight="bold" officeooo:rsid="0017f844" officeooo:paragraph-rsid="0017f844" style:font-size-asian="11pt" style:font-weight-asian="bold" style:font-size-complex="11pt" style:font-weight-complex="bold"/>
    </style:style>
    <style:style style:name="P38" style:family="paragraph" style:parent-style-name="Standard">
      <style:paragraph-properties fo:text-align="start" style:justify-single-word="false"/>
      <style:text-properties fo:font-variant="normal" fo:text-transform="none" fo:color="#374151" loext:opacity="100%" style:text-line-through-style="none" style:text-line-through-type="none" style:font-name="S hne" fo:font-size="12pt" fo:letter-spacing="normal" fo:font-style="normal" fo:font-weight="bold" officeooo:rsid="0017f844" officeooo:paragraph-rsid="00187b83" style:font-size-asian="11pt" style:font-weight-asian="bold" style:font-size-complex="11pt" style:font-weight-complex="bold"/>
    </style:style>
    <style:style style:name="P39" style:family="paragraph" style:parent-style-name="Standard">
      <style:paragraph-properties fo:text-align="start" style:justify-single-word="false"/>
      <style:text-properties fo:font-variant="normal" fo:text-transform="none" fo:color="#374151" loext:opacity="100%" style:text-line-through-style="none" style:text-line-through-type="none" style:font-name="S hne" fo:font-size="12pt" fo:letter-spacing="normal" fo:font-style="normal" fo:font-weight="bold" officeooo:rsid="0017f844" officeooo:paragraph-rsid="00198808" style:font-size-asian="11pt" style:font-weight-asian="bold" style:font-size-complex="11pt" style:font-weight-complex="bold"/>
    </style:style>
    <style:style style:name="P40" style:family="paragraph" style:parent-style-name="Standard">
      <style:paragraph-properties fo:text-align="start" style:justify-single-word="false"/>
      <style:text-properties fo:font-variant="normal" fo:text-transform="none" fo:color="#374151" loext:opacity="100%" style:text-line-through-style="none" style:text-line-through-type="none" style:font-name="S hne" fo:font-size="12pt" fo:letter-spacing="normal" fo:font-style="normal" fo:font-weight="bold" officeooo:rsid="00190a11" officeooo:paragraph-rsid="00190a11" style:font-size-asian="11pt" style:font-weight-asian="bold" style:font-size-complex="11pt" style:font-weight-complex="bold"/>
    </style:style>
    <style:style style:name="P41" style:family="paragraph" style:parent-style-name="Standard">
      <style:paragraph-properties fo:text-align="start" style:justify-single-word="false"/>
      <style:text-properties fo:font-variant="normal" fo:text-transform="none" fo:color="#374151" loext:opacity="100%" style:text-line-through-style="none" style:text-line-through-type="none" style:font-name="S hne" fo:font-size="12pt" fo:letter-spacing="normal" fo:font-style="normal" style:text-underline-style="solid" style:text-underline-width="auto" style:text-underline-color="font-color" fo:font-weight="bold" officeooo:rsid="0017f844" officeooo:paragraph-rsid="00198808" style:font-size-asian="11pt" style:font-weight-asian="bold" style:font-size-complex="11pt" style:font-weight-complex="bold"/>
    </style:style>
    <style:style style:name="P42" style:family="paragraph" style:parent-style-name="Standard">
      <style:paragraph-properties fo:text-align="start" style:justify-single-word="false"/>
      <style:text-properties fo:font-variant="normal" fo:text-transform="none" fo:color="#374151" loext:opacity="100%" style:text-line-through-style="none" style:text-line-through-type="none" style:font-name="S hne" fo:font-size="11pt" fo:letter-spacing="normal" fo:font-style="normal" fo:font-weight="normal" officeooo:rsid="0017f844" officeooo:paragraph-rsid="0017f844" style:font-size-asian="11pt" style:font-weight-asian="normal" style:font-size-complex="11pt" style:font-weight-complex="normal"/>
    </style:style>
    <style:style style:name="P43" style:family="paragraph" style:parent-style-name="Standard">
      <style:paragraph-properties fo:text-align="start" style:justify-single-word="false"/>
      <style:text-properties fo:font-variant="normal" fo:text-transform="none" fo:color="#374151" loext:opacity="100%" style:text-line-through-style="none" style:text-line-through-type="none" style:font-name="S hne" fo:font-size="11pt" fo:letter-spacing="normal" fo:font-style="normal" fo:font-weight="normal" officeooo:rsid="00187b83" officeooo:paragraph-rsid="00187b83"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fo:font-variant="normal" fo:text-transform="none" fo:color="#374151" loext:opacity="100%" style:text-line-through-style="none" style:text-line-through-type="none" style:font-name="S hne" fo:font-size="11pt" fo:letter-spacing="normal" fo:font-style="normal" fo:font-weight="bold" officeooo:rsid="0017f844" officeooo:paragraph-rsid="0017f844" style:font-size-asian="11pt" style:font-weight-asian="bold" style:font-size-complex="11pt" style:font-weight-complex="bold"/>
    </style:style>
    <style:style style:name="P45" style:family="paragraph" style:parent-style-name="Standard">
      <style:paragraph-properties fo:text-align="start" style:justify-single-word="false"/>
      <style:text-properties fo:font-size="12pt" fo:font-weight="normal" officeooo:rsid="0005a6c2" officeooo:paragraph-rsid="0005a6c2"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officeooo:paragraph-rsid="00198808"/>
    </style:style>
    <style:style style:name="P47"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normal" officeooo:rsid="000b18e3" officeooo:paragraph-rsid="000b18e3" style:font-weight-asian="normal" style:font-weight-complex="normal"/>
    </style:style>
    <style:style style:name="P48" style:family="paragraph" style:parent-style-name="Standard" style:list-style-name="L1">
      <style:paragraph-properties fo:text-align="start" style:justify-single-word="false"/>
      <style:text-properties fo:font-variant="normal" fo:text-transform="none" fo:color="#374151" loext:opacity="100%" style:font-name="S hne" fo:font-size="12pt" fo:letter-spacing="normal" fo:font-style="normal" fo:font-weight="normal" officeooo:rsid="000c5d1f" officeooo:paragraph-rsid="000c5d1f" style:font-weight-asian="normal" style:font-weight-complex="normal"/>
    </style:style>
    <style:style style:name="P49"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normal" officeooo:rsid="000e3587" officeooo:paragraph-rsid="000e3587" style:font-weight-asian="normal" style:font-weight-complex="normal"/>
    </style:style>
    <style:style style:name="P50"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normal" officeooo:rsid="00137d38" officeooo:paragraph-rsid="00137d38" style:font-weight-asian="normal" style:font-weight-complex="normal"/>
    </style:style>
    <style:style style:name="P51"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normal" officeooo:rsid="00163250" officeooo:paragraph-rsid="00137d38" style:font-weight-asian="normal" style:font-weight-complex="normal"/>
    </style:style>
    <style:style style:name="P52"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normal" officeooo:rsid="00163250" officeooo:paragraph-rsid="0017f844" style:font-weight-asian="normal" style:font-weight-complex="normal"/>
    </style:style>
    <style:style style:name="P53"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normal" officeooo:rsid="0017f844" officeooo:paragraph-rsid="0017f844" style:font-weight-asian="normal" style:font-weight-complex="normal"/>
    </style:style>
    <style:style style:name="P54"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normal" officeooo:rsid="0017f844" officeooo:paragraph-rsid="00137d38" style:font-weight-asian="normal" style:font-weight-complex="normal"/>
    </style:style>
    <style:style style:name="P55" style:family="paragraph" style:parent-style-name="Standard">
      <style:paragraph-properties fo:text-align="start" style:justify-single-word="false"/>
      <style:text-properties fo:font-variant="normal" fo:text-transform="none" fo:color="#374151" loext:opacity="100%" style:text-line-through-style="none" style:text-line-through-type="none" style:font-name="S hne" fo:font-size="12pt" fo:letter-spacing="normal" fo:font-style="normal" style:text-underline-style="solid" style:text-underline-width="auto" style:text-underline-color="font-color" fo:font-weight="bold" officeooo:rsid="0017f844" officeooo:paragraph-rsid="00198808" style:font-size-asian="11pt" style:font-weight-asian="bold" style:font-size-complex="11pt" style:font-weight-complex="bold"/>
    </style:style>
    <style:style style:name="P56" style:family="paragraph" style:parent-style-name="Standard">
      <style:paragraph-properties fo:text-align="start" style:justify-single-word="false"/>
      <style:text-properties fo:font-variant="normal" fo:text-transform="none" fo:color="#374151" loext:opacity="100%" style:text-line-through-style="none" style:text-line-through-type="none" style:font-name="S hne" fo:font-size="12pt" fo:letter-spacing="normal" fo:font-style="normal" fo:font-weight="normal" officeooo:rsid="0017f844" officeooo:paragraph-rsid="00198808" style:font-size-asian="11pt" style:font-weight-asian="normal" style:font-size-complex="11pt" style:font-weight-complex="normal"/>
    </style:style>
    <style:style style:name="P57" style:family="paragraph" style:parent-style-name="normal" style:list-style-name="WWNum5">
      <style:paragraph-properties fo:margin-left="0cm" fo:margin-right="0cm" fo:text-indent="0cm" style:auto-text-indent="false"/>
      <style:text-properties fo:font-variant="normal" fo:text-transform="none" fo:color="#374151" loext:opacity="100%" style:font-name="S hne" fo:font-size="12pt" fo:letter-spacing="normal" fo:font-style="normal" fo:font-weight="normal" officeooo:rsid="0017f844" officeooo:paragraph-rsid="00187b83" style:font-weight-asian="normal" style:font-weight-complex="normal"/>
    </style:style>
    <style:style style:name="P58" style:family="paragraph" style:parent-style-name="normal" style:list-style-name="WWNum5">
      <style:paragraph-properties fo:margin-left="0cm" fo:margin-right="0cm" fo:text-align="start" style:justify-single-word="false" fo:text-indent="0cm" style:auto-text-indent="false"/>
      <style:text-properties fo:font-variant="normal" fo:text-transform="none" fo:color="#374151" loext:opacity="100%" style:font-name="S hne" fo:font-size="12pt" fo:letter-spacing="normal" fo:font-style="normal" fo:font-weight="normal" officeooo:rsid="0017f844" officeooo:paragraph-rsid="00187b83" style:font-weight-asian="normal" style:font-weight-complex="normal"/>
    </style:style>
    <style:style style:name="T1" style:family="text">
      <style:text-properties fo:font-variant="normal" fo:text-transform="none" fo:color="#374151" loext:opacity="100%" style:font-name="Arial" fo:letter-spacing="normal" fo:font-style="normal"/>
    </style:style>
    <style:style style:name="T2" style:family="text">
      <style:text-properties fo:font-variant="normal" fo:text-transform="none" fo:color="#374151" loext:opacity="100%" style:text-line-through-style="none" style:text-line-through-type="none" style:font-name="S hne" fo:font-size="12pt" fo:letter-spacing="normal" fo:font-style="normal" fo:font-weight="normal" officeooo:rsid="0017f844" style:font-size-asian="11pt" style:font-weight-asian="normal" style:font-size-complex="11pt" style:font-weight-complex="normal"/>
    </style:style>
    <style:style style:name="T3" style:family="text">
      <style:text-properties fo:font-variant="normal" fo:text-transform="none" fo:color="#374151" loext:opacity="100%" style:text-line-through-style="none" style:text-line-through-type="none" style:font-name="S hne" fo:font-size="12pt" fo:letter-spacing="normal" fo:font-style="normal" fo:font-weight="bold" officeooo:rsid="0017f844" style:font-size-asian="11pt" style:font-weight-asian="bold" style:font-size-complex="11pt" style:font-weight-complex="bold"/>
    </style:style>
    <style:style style:name="T4" style:family="text">
      <style:text-properties officeooo:rsid="0007d425"/>
    </style:style>
    <style:style style:name="T5" style:family="text">
      <style:text-properties officeooo:rsid="0007d425" style:font-size-asian="14pt" style:font-weight-asian="normal" style:font-size-complex="14pt" style:font-weight-complex="normal"/>
    </style:style>
    <style:style style:name="T6" style:family="text">
      <style:text-properties officeooo:rsid="000b18e3"/>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0fe39d" style:font-weight-asian="bold" style:font-weight-complex="bold"/>
    </style:style>
    <style:style style:name="T10" style:family="text">
      <style:text-properties fo:font-weight="bold" style:font-size-asian="12pt" style:font-weight-asian="bold" style:font-size-complex="12pt"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c5d1f" style:font-weight-asian="normal" style:font-weight-complex="normal"/>
    </style:style>
    <style:style style:name="T13" style:family="text">
      <style:text-properties fo:font-weight="normal" officeooo:rsid="00163250" style:font-weight-asian="normal" style:font-weight-complex="normal"/>
    </style:style>
    <style:style style:name="T14" style:family="text">
      <style:text-properties fo:font-weight="normal" officeooo:rsid="0017f844" style:font-weight-asian="normal" style:font-weight-complex="normal"/>
    </style:style>
    <style:style style:name="T15" style:family="text">
      <style:text-properties fo:font-weight="normal" officeooo:rsid="001c7bd2" style:font-weight-asian="normal" style:font-weight-complex="normal"/>
    </style:style>
    <style:style style:name="T16" style:family="text">
      <style:text-properties style:font-weight-asian="normal" style:font-weight-complex="normal"/>
    </style:style>
    <style:style style:name="T17" style:family="text">
      <style:text-properties officeooo:rsid="000fe39d"/>
    </style:style>
    <style:style style:name="T18" style:family="text">
      <style:text-properties officeooo:rsid="0014fcfc"/>
    </style:style>
    <style:style style:name="T19" style:family="text">
      <style:text-properties officeooo:rsid="00157971"/>
    </style:style>
    <style:style style:name="T20" style:family="text">
      <style:text-properties officeooo:rsid="00163250"/>
    </style:style>
    <style:style style:name="T21" style:family="text">
      <style:text-properties fo:font-size="12pt"/>
    </style:style>
    <style:style style:name="T22" style:family="text">
      <style:text-properties fo:font-size="12pt" officeooo:rsid="00137d38"/>
    </style:style>
    <style:style style:name="T23" style:family="text">
      <style:text-properties officeooo:rsid="0017f844"/>
    </style:style>
    <style:style style:name="T24" style:family="text">
      <style:text-properties officeooo:rsid="00187b83"/>
    </style:style>
    <style:style style:name="T25" style:family="text">
      <style:text-properties style:font-size-asian="12pt" style:font-size-complex="12pt"/>
    </style:style>
    <style:style style:name="T26" style:family="text">
      <style:text-properties officeooo:rsid="00190a11"/>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MPRESA INICIATIVA EMPRENDEDORA <text:s/></text:p>
      <text:p text:style-name="P2"/>
      <text:p text:style-name="P2">PROPUESTA DE VALOR : </text:p>
      <text:p text:style-name="P2"/>
      <text:p text:style-name="P3">Nuestra propuesta de valor está específicamente dirigida al público español, con un enfoque especial en los aficionados jóvenes a las zapatillas deportivas, así como en personas de todas las edades que se dedican a la colección de calzado. Consideramos que estos segmentos de la población representan audiencias clave para nuestra oferta.</text:p>
      <text:p text:style-name="P3"/>
      <text:p text:style-name="P3">En términos de clientes más importantes, valoramos a todos nuestros clientes, ya que cada visita a nuestra plataforma contribuye al crecimiento y la visibilidad de nuestro servicio. Cuanto mayor sea la afluencia de usuarios a nuestra página, mayores serán las oportunidades para generar ingresos mediante acuerdos publicitarios. Por lo tanto, consideramos que todos los usuarios, independientemente de su edad o preferencias específicas, son esenciales para el éxito de nuestra empresa. </text:p>
      <text:p text:style-name="P3">Estamos comprometidos en ofrecer una experiencia atractiva y valiosa para todos los visitantes, lo que a su vez fortalecerá nuestra posición en el mercado y maximizará el potencial de ingresos por publicidad.</text:p>
      <text:p text:style-name="P4"/>
      <text:p text:style-name="P5">SEGMENTOS : </text:p>
      <text:p text:style-name="P45"><text:line-break/><text:span text:style-name="T1">Nos centraremos en dos segmentos clave de mercado. En primer lugar, dirigiremos nuestra propuesta de valor hacia el público joven de España, específicamente aquellos apasionados por las zapatillas deportivas. En segundo lugar, nos dirigiremos a personas de todas las edades que se dedican a la colección de calzado. Consideramos que estos dos segmentos representan audiencias estratégicas para nuestra oferta y nos permitirán abordar de manera efectiva diversas preferencias dentro del mercado español. Al enfocarnos en estos dos segmentos, buscamos maximizar la relevancia y atracción de nuestra propuesta de valor, consolidando así nuestra posición en el mercado.</text:span></text:p>
      <text:p text:style-name="P27"/>
      <text:p text:style-name="P24">VALOR AÑADIDO: </text:p>
      <text:p text:style-name="P24"/>
      <text:p text:style-name="P29">Nuestra plataforma ofrece un valor añadido único al proporcionar a los clientes acceso exclusivo a una amplia variedad de sneakers de alta calidad, tanto nuevos como de colección.</text:p>
      <text:p text:style-name="P29">Además, nos destacamos por facilitar el proceso de compra y venta, brindando una experiencia intuitiva y segura. La transparencia en los precios es la clave que agrega valor a la confianza del cliente.</text:p>
      <text:p text:style-name="P30">Opal aborda la necesidad la necesidad de los amantes de las zapatillas de encontrar un espacio centralizado y confiable para comprar, vender y coleccionar calzado.</text:p>
      <text:p text:style-name="P27"/>
      <text:p text:style-name="P24">SERVICIOS OFRE<text:span text:style-name="T6">C</text:span>IDOS: <text:s/></text:p>
      <text:p text:style-name="P28"/>
      <text:p text:style-name="P31">Para el público joven amante de las sneakers, proporcionamos acceso a las últimas tendencias y lanzamientos exclusivos, facilitando la conexión con sus marcas favoritas. A los coleccionistas de todas las edades, les ofrecemos un mercado especializado con productos únicos y raros, así como herramientas para gestionar y expandir sus colecciones. </text:p>
      <text:p text:style-name="P6"/>
      <text:p text:style-name="P25"><text:soft-page-break/>NECESIDADES CUBIERTAS: </text:p>
      <text:p text:style-name="P25"/>
      <text:p text:style-name="P31">Satisfacemos las pasiones de nuestros clientes proporcionándoles acceso a un mercado diverso y confiable de zapatillas, mientras abordamos la preocupación ambiental al promover el reciclaje y prácticas sostenibles en la industria del calzado. Además, ofrecemos a las marcas la oportunidad de conectarse con un público comprometido y diverso a través de nuestra plataforma, generando ingresos y fortaleciendo nuestra presencia en el mercado.</text:p>
      <text:p text:style-name="P31"/>
      <text:p text:style-name="P26">CANALES : </text:p>
      <text:p text:style-name="P7"/>
      <text:p text:style-name="P8"><text:span text:style-name="T5">Incluimos canales como </text:span>plataformas en línea, redes sociales, asociaciones con influencers y bloggers especializados en sneakers, así como campañas de marketing digital. Además, <text:span text:style-name="T4">l</text:span>a efectividad de los canales puede variar, pero hasta el momento, hemos observado que las redes sociales, especialmente Instagram y Twitter, han sido altamente efectivas para llegar a nuestro público objetivo.<text:span text:style-name="T4">Tambien </text:span>la publicidad en línea a través de plataformas especializadas en moda y calzado ha mostrado buenos resultados.</text:p>
      <text:p text:style-name="P8"/>
      <text:p text:style-name="P14">RELACION CON LOS CLIENTES : </text:p>
      <text:p text:style-name="P14"/>
      <text:p text:style-name="P9"><text:span text:style-name="T7">- Relación basada en la confianza: </text:span><text:span text:style-name="T16">Opal fomenta la co</text:span>nfianza mediante un proceso transparente de subida de fotos y fijación de precios.</text:p>
      <text:p text:style-name="P9"/>
      <text:p text:style-name="P9"><text:span text:style-name="T7">- Apoyo en ventas:</text:span> Se Proporcionan herramientas y consejos para maximizar las ventas y ofrecemos un servicio de atención al cliente para resolver cualquier inquietud.</text:p>
      <text:p text:style-name="P9"/>
      <text:p text:style-name="P9"><text:span text:style-name="T7">- Interacción amigable: </text:span>Creacion de un entorno amigable y accesible para que los compradores exploren y compren zapatillas de segunda mano.</text:p>
      <text:p text:style-name="P9"/>
      <text:p text:style-name="P9"><text:span text:style-name="T7">- Experiencia de usuario intuitiva: </text:span><text:span text:style-name="T16">Un</text:span>a interfaz fácil de usar en la plataforma para facilitar la búsqueda, selección y compra.</text:p>
      <text:p text:style-name="P9"/>
      <text:p text:style-name="P14">- Comunicación Activa:<text:span text:style-name="T11">Ma</text:span><text:span text:style-name="T12">ntencion de una</text:span><text:span text:style-name="T11"> comunicación activa con los usuarios a través de notificaciones automáticas, correos electrónicos informativos y respuestas rápidas a consultas.</text:span></text:p>
      <text:p text:style-name="P47"/>
      <text:p text:style-name="P15">FUENTES DE INGRESOS : </text:p>
      <text:p text:style-name="P15"/>
      <text:p text:style-name="P10"><text:span text:style-name="T8">- Precios de pago : </text:span>Los clientes de OPAL están dispuestos a pagar precios competitivos que reflejen el valor y la condición de las zapatillas de segunda mano. La disposición puede variar según la marca, modelo, condición y rareza del calzado, siempre siendo un precio minimo de 20 euros por par de zapatillas la puesta en venta. </text:p>
      <text:p text:style-name="P10"><text:soft-page-break/><text:span text:style-name="T8">- Precios actuales: </text:span>Los precios pagados actualmente en la plataforma oscilan según la oferta y la demanda. Los vendedores establecen los precios, teniendo en cuenta las condiciones del calzado y el mercado, mientras que los compradores <text:s/>compran al precio establecido.</text:p>
      <text:p text:style-name="P10"/>
      <text:p text:style-name="P10"><text:span text:style-name="T8">- Metodos de pago :</text:span> OPAL acepta una variedad de métodos de pago para facilitar transacciones seguras. Esto puede incluir:</text:p>
      <text:list xml:id="list553926108" text:style-name="L1">
        <text:list-item>
          <text:p text:style-name="P48">Tarjetas de crédito/débito.</text:p>
        </text:list-item>
        <text:list-item>
          <text:p text:style-name="P48">Plataformas de pago en línea (por ejemplo, PayPal).</text:p>
        </text:list-item>
        <text:list-item>
          <text:p text:style-name="P48">Transferencias bancarias.(bizum,transferencias)</text:p>
          <text:p text:style-name="P48"/>
        </text:list-item>
      </text:list>
      <text:p text:style-name="P15">- Preferencia de pago: <text:span text:style-name="T11">Los clientes de OPAL tienen la flexibilidad de elegir el método de pago que les resulte más conveniente y seguro. La plataforma garantiza la seguridad de las transacciones para promover la confianza entre compradores y vendedores,pero si es verdad que actualmente se esta utilizando mas el metodo bizum y paypal.</text:span></text:p>
      <text:p text:style-name="P15"/>
      <text:p text:style-name="P15">- Ingresos de cada via : <text:span text:style-name="T11">El porcentaje de ingresos de OPAL se obtiene principalmente a través de las tarifas aplicadas a las transacciones exitosas. Por ejemplo, si OPAL retiene un 10% del precio de venta de cada par de zapatillas, el 90% restante va directamente al vendedor. El modelo de negocio se basa en estas tarifas y podría haber ingresos adicionales mediante acuerdos de publicidad, patrocinios u otras fuentes.</text:span></text:p>
      <text:p text:style-name="P10"/>
      <text:p text:style-name="P10">La tarifa del 10% proporciona a OPAL un ingreso constante por cada venta realizada a través de la plataforma, lo que puede destinarse al mantenimiento, desarrollo y mejoras de la plataforma.</text:p>
      <text:p text:style-name="P10"/>
      <text:p text:style-name="P16">RECURSOS CLAVE : </text:p>
      <text:p text:style-name="P11">Como ya se ha mencionado en apartados anteriores nos destacamos las siguientes cualidades: </text:p>
      <text:p text:style-name="P11"/>
      <text:p text:style-name="P11">-<text:span text:style-name="T8"> Plataforma Tecnológica Confiable: </text:span>Una plataforma online segura, fácil de usar y confiable. Asegura que los clientes puedan navegar sin problemas, subir fotos y precios, realizar compras seguras y recibir notificaciones relevantes.</text:p>
      <text:p text:style-name="P11"/>
      <text:p text:style-name="P16">- Atención al Cliente Eficiente: <text:span text:style-name="T11">Personal de atención al cliente capacitado y accesible para resolver consultas, problemas y proporcionar asistencia rápida.</text:span></text:p>
      <text:p text:style-name="P11"/>
      <text:p text:style-name="P16">- Proceso de Pago Seguro y Transparente:<text:span text:style-name="T11">Un sistema de pago seguro que proteja la información financiera de los clientes. La transparencia en las tarifas y procesos de pago contribuye a la confianza del cliente.</text:span></text:p>
      <text:p text:style-name="P11"/>
      <text:p text:style-name="P16"/>
      <text:p text:style-name="P16"><text:soft-page-break/>- Políticas Claras y Transparentes:<text:span text:style-name="T11">Documentación clara de políticas, como términos y condiciones, políticas de devolución... <text:s/>La transparencia en las operaciones construye confianza con los clientes.</text:span></text:p>
      <text:p text:style-name="P11"/>
      <text:p text:style-name="P16">- Sistema de Calificación y Reseñas: <text:span text:style-name="T11">Un sistema de calificación y reseñas que permita a los clientes compartir sus experiencias. Esto ayuda a construir una comunidad confiable y permite a otros usuarios tomar decisiones informadas.</text:span></text:p>
      <text:p text:style-name="P11"/>
      <text:p text:style-name="P16">- Actualización Continua y Mejora de la Plataforma: <text:span text:style-name="T11">Mantenerse al día con las tendencias tecnológicas y las expectativas del cliente garantiza una experiencia de usuario moderna y atractiva.</text:span></text:p>
      <text:p text:style-name="P11"/>
      <text:p text:style-name="P16">- Equipo de Desarrollo y Mantenimiento de la Plataforma: <text:span text:style-name="T11">Un equipo sólido de desarrolladores y profesionales de TI para garantizar el correcto funcionamiento de la plataforma, corregir problemas técnicos y implementar mejoras.</text:span></text:p>
      <text:p text:style-name="P11"/>
      <text:p text:style-name="P17">ASOCIACIONES CLAVE: </text:p>
      <text:p text:style-name="P12"/>
      <text:p text:style-name="P12"><text:span text:style-name="T8">- </text:span><text:span text:style-name="T9">4 emprendedores : </text:span><text:span text:style-name="T17">Opal esta formado por un equipo con formacion profesional de informatica tanto en sistemas en red y microinformatica como en programacion web .</text:span></text:p>
      <text:p text:style-name="P12"/>
      <text:p text:style-name="P12"><text:span text:style-name="T8">- AWS : </text:span>Es clave para garantizar la disponibilidad y la seguridad de la plataforma.</text:p>
      <text:p text:style-name="P12"/>
      <text:p text:style-name="P18">ACTIVIDADES CLAVE DE NUESTROS SOCIOS : </text:p>
      <text:p text:style-name="P13">Opal recibe el mantenimiento correcto y preventivo correcto de sus socios y ademas presta la atencion necesaria que responde a un gran servicio de atencion al cliente.</text:p>
      <text:p text:style-name="P12"/>
      <text:p text:style-name="P21">TRAMITES PREVIOS AL REGISTRO MERCANTIL : </text:p>
      <text:p text:style-name="P21"/>
      <text:p text:style-name="P12"/>
      <text:p text:style-name="P19"><text:span text:style-name="T18">DATOS PARA EL REGISTRO MERCANTIL </text:span><text:s/>: </text:p>
      <text:p text:style-name="P22">(Dicha documentacion escrita <text:s/>se <text:span text:style-name="T19">llevo </text:span>a cabo por el <text:span text:style-name="T20">notario</text:span> representante legal de OPAL <text:span text:style-name="T19">)</text:span></text:p>
      <text:p text:style-name="P22"><text:s/></text:p>
      <text:p text:style-name="P23"><text:span text:style-name="T8">NOTARIO : </text:span><text:span text:style-name="T21">Don Joan Pradells Alvaida</text:span><text:span text:style-name="T22"> </text:span><text:span text:style-name="T21">[265897453214523]</text:span></text:p>
      <text:p text:style-name="P50">Copia de la escritura pública que detalla la constitución de OPAL, Sociedad Limitada:</text:p>
      <text:p text:style-name="P19"><text:span text:style-name="T13">E</text:span><text:span text:style-name="T11">scritura pública de constitución de la sociedad "OPAL, Sociedad Limitada", otorgada el [</text:span><text:span text:style-name="T13">2-2-2024</text:span><text:span text:style-name="T11">] ante el Notario : </text:span><text:span text:style-name="T13">Don Joan Pradells Alvaida</text:span><text:span text:style-name="T11"> con el número de protocolo [</text:span><text:span text:style-name="T13">265897453214523</text:span><text:span text:style-name="T11">]. En dicha escritura, se detallan los estatutos sociales, la distribución del capital social, las funciones y responsabilidades de los administradores, así como otros aspectos relevantes para la creación y operación de la sociedad.</text:span></text:p>
      <text:p text:style-name="P50"/>
      <text:p text:style-name="P50"/>
      <text:p text:style-name="P50"><text:soft-page-break/></text:p>
      <text:p text:style-name="P50"/>
      <text:p text:style-name="P19">Modelo 600:</text:p>
      <text:p text:style-name="P19"><text:span text:style-name="T11">OPAL ha presentado el Modelo 600, un documento utilizado para la liquidación del Impuesto de Transmisiones Patrimoniales y Actos Jurídicos Documentados asociado a la constitución de la sociedad. El importe liquidado corresponde al capital social de </text:span><text:span text:style-name="T13">1</text:span><text:span text:style-name="T11">,000 euros, distribuido en </text:span><text:span text:style-name="T13">1</text:span><text:span text:style-name="T11">,000 acciones de 1 euro cada una. Este trámite es esencial para cumplir con las obligaciones tributarias y legales asociadas a la creación de la sociedad.</text:span></text:p>
      <text:p text:style-name="P50"/>
      <text:p text:style-name="P19">Certificado de Sociedad Laboral:</text:p>
      <text:p text:style-name="P50">OPAL ha obtenido el Certificado de Sociedad Limitada, que acredita la naturaleza de la sociedad como una entidad de tipo laboral. Este certificado especifica que la gestión y participación en la toma de decisiones se realiza de manera democrática entre los trabajadores, promoviendo así un modelo empresarial participativo. La obtención de este certificado refleja el compromiso de OPAL con principios de equidad y participación en el ámbito laboral.</text:p>
      <text:p text:style-name="P50"/>
      <text:p text:style-name="P19">- Copia del NIF de la Sociedad : <text:span text:style-name="T13">99-123789654Y</text:span></text:p>
      <text:p text:style-name="P51"/>
      <text:p text:style-name="P20"><text:span text:style-name="T20">- </text:span><text:span text:style-name="T23">Nº del </text:span><text:span text:style-name="T20">DNI de integrantes de OPAL:</text:span></text:p>
      <text:p text:style-name="P53">(Datos ficticios pero si presentados los originales)</text:p>
      <text:p text:style-name="P52"/>
      <text:p text:style-name="P51">*Miguel Angel Garcia: 74132145-J </text:p>
      <text:p text:style-name="P51"/>
      <text:p text:style-name="P51">*Alvaro Medina: 96374185-A</text:p>
      <text:p text:style-name="P51"/>
      <text:p text:style-name="P51">*Christian: 75315985-C</text:p>
      <text:p text:style-name="P51"/>
      <text:p text:style-name="P19"><text:span text:style-name="T13">*</text:span><text:span text:style-name="T14">Raul Morales : 37896542-Z</text:span></text:p>
      <text:p text:style-name="P54"/>
      <text:list xml:id="list4223460490" text:style-name="WWNum5">
        <text:list-header>
          <text:p text:style-name="P57"><text:span text:style-name="T10">- Grado de Implicación de los Promotores: </text:span><text:span text:style-name="T25">Directamente involucrados en la gestión diaria de la empresa.</text:span></text:p>
          <text:p text:style-name="P57"><text:span text:style-name="T10">- Responsabilidad Empresarial: </text:span><text:span text:style-name="T25">Limitada, es decir, que los activos personales son de los propietarios, lo cual es crucial en un entorno comercial.</text:span></text:p>
          <text:p text:style-name="P58"><text:span text:style-name="T10">- Necesidades Económicas: </text:span><text:span text:style-name="T25">Al ser una SRL necesitamos un capital mínimo de 3000€</text:span></text:p>
        </text:list-header>
      </text:list>
      <text:p text:style-name="P32"/>
      <text:p text:style-name="P36">PETICION DE REGISTRO MERCANTIL : </text:p>
      <text:p text:style-name="P42">Opal SL solicita <text:s/>el trámite correspondiente para llevar a cabo la inscripción de OPAL, S.L. en el Registro Mercantil. Además, se expresa el interés en solicitar el despacho urgente del título presentado, según lo permitido por la normativa aplicable.</text:p>
      <text:p text:style-name="P42">Asi pues se queda <text:s/>a disposición para cualquier requerimiento adicional y se agradece su atención y colaboración en este proceso.</text:p>
      <text:p text:style-name="P43">Reflajamos posteriormente los datos de contacto. </text:p>
      <text:p text:style-name="P42"><text:soft-page-break/></text:p>
      <text:p text:style-name="P42"/>
      <text:p text:style-name="P42"/>
      <text:p text:style-name="P37">Datos de Contacto:</text:p>
      <text:p text:style-name="P42">- Datos de representante legal de la empresa : <text:span text:style-name="T21">Don Joan Pradells Alvaida </text:span></text:p>
      <text:p text:style-name="P42">- Dirección de Correo Electrónico: opal.contacto@gmail.com</text:p>
      <text:p text:style-name="P42">- Número de Teléfono: +34 666 555 123</text:p>
      <text:p text:style-name="P42"/>
      <text:p text:style-name="P44">Dirección de Correspondencia:</text:p>
      <text:p text:style-name="P42">- Calle : <text:s/>Carrer D'Alberic, 18, Extramurs.</text:p>
      <text:p text:style-name="P42">- Ciudad: Valencia, CP: <text:span text:style-name="T24">46008.</text:span></text:p>
      <text:p text:style-name="P42">- Provincia : <text:span text:style-name="T24">Valencia.</text:span></text:p>
      <text:p text:style-name="P42"/>
      <text:p text:style-name="P38">VENTAJAS DE LA FORMACION DE OPAL : </text:p>
      <text:p text:style-name="P38"/>
      <text:p text:style-name="P33"><text:span text:style-name="T8">- Limitación de Responsabilidad: </text:span>La responsabilidad de los socios está limitada al capital aportado, lo que protege sus bienes personales en caso de deudas o problemas financieros de la empresa.</text:p>
      <text:p text:style-name="P33"/>
      <text:p text:style-name="P33"><text:span text:style-name="T8">- Acceso a Financiamiento: </text:span>La estructura de una sociedad limitada facilita el acceso a financiamiento, ya que puede emitir acciones y atraer inversiones de terceros.</text:p>
      <text:p text:style-name="P33"/>
      <text:p text:style-name="P33"><text:span text:style-name="T8">- Perpetuidad: </text:span>La existencia de la sociedad no depende de la permanencia de los socios fundadores, lo que asegura la continuidad de OPAL incluso ante cambios en la composición accionarial.</text:p>
      <text:p text:style-name="P33"/>
      <text:p text:style-name="P33"><text:span text:style-name="T8">- Flexibilidad en la Gestión: </text:span>Se permite una estructura organizativa flexible, con la posibilidad de designar administradores que tomen decisiones operativas.</text:p>
      <text:p text:style-name="P33"/>
      <text:p text:style-name="P38"><text:span text:style-name="T24">INCONVENIENTES</text:span> DE LA FORMACION DE OPAL : </text:p>
      <text:p text:style-name="P33"/>
      <text:p text:style-name="P33"><text:span text:style-name="T8">- Riesgo de Conflicto Entre Socios: </text:span>Se establecerán cláusulas claras en los estatutos sociales para gestionar posibles conflictos entre socios, definiendo mecanismos de toma de decisiones y resolución de disputas.</text:p>
      <text:p text:style-name="P33"/>
      <text:p text:style-name="P33"><text:span text:style-name="T8">- Complejidades Administrativas: </text:span>Se implementarán sistemas de gestión eficientes y se contrat<text:span text:style-name="T26">o a don Joan Pradell como representante ,abogado ,notario y gestor,</text:span> capacitado para abordar posibles complejidades administrativas, asegurando una operación fluida.</text:p>
      <text:p text:style-name="P33"/>
      <text:p text:style-name="P33"><text:span text:style-name="T8">- Requisitos Legales y Fiscales: </text:span>Se contará con asesoría legal y contable para asegurar el cumplimiento de todos los requisitos legales y fiscales, evitando sanciones y problemas legales.</text:p>
      <text:p text:style-name="P33"/>
      <text:p text:style-name="P33"><text:span text:style-name="T8">- Inversión Inicial: </text:span>Se buscarán fuentes de financiamiento adecuadas para cubrir la <text:soft-page-break/>inversión inicial, a través de préstamos <text:span text:style-name="T26">y</text:span> aportaciones adicionales de los socios.</text:p>
      <text:p text:style-name="P33"/>
      <text:p text:style-name="P40">CURRICULUMS DE LOS SOCIOS DE OPAL: </text:p>
      <text:p text:style-name="P33"/>
      <text:p text:style-name="P41">Datos Personales:</text:p>
      <text:p text:style-name="P39">Nombre: <text:span text:style-name="T11">Miguel Angel Garcia</text:span></text:p>
      <text:p text:style-name="P39">Domicilio: <text:span text:style-name="T11">C/ Valencia 123, 46010 Valencia, Valencia</text:span></text:p>
      <text:p text:style-name="P39">Teléfono de contacto: <text:span text:style-name="T11">+34 600 111 222</text:span></text:p>
      <text:p text:style-name="P39">Correo electrónico: <text:a xlink:type="simple" xlink:href="mailto:miguel.garcia@email.com" text:style-name="Internet_20_link" text:visited-style-name="Visited_20_Internet_20_Link"><text:span text:style-name="T11">miguel.garcia@email.com</text:span></text:a></text:p>
      <text:p text:style-name="P34"/>
      <text:p text:style-name="P41">Formación:</text:p>
      <text:p text:style-name="P34">Grado Medio en Informática</text:p>
      <text:p text:style-name="P34">Técnico Superior en Desarrollo de Aplicaciones Web</text:p>
      <text:p text:style-name="P39"/>
      <text:p text:style-name="P41">Idiomas:</text:p>
      <text:p text:style-name="P34">Castellano (nativo)</text:p>
      <text:p text:style-name="P34">Valenciano (nativo)</text:p>
      <text:p text:style-name="P34"/>
      <text:p text:style-name="P41">Experiencia Laboral:</text:p>
      <text:p text:style-name="P34"><text:span text:style-name="T28">- Técnico de Soporte Informático en "InnovateTech" </text:span><text:span text:style-name="T8">(FCT en Grado Medio)</text:span></text:p>
      <text:p text:style-name="P39">Cargo: <text:span text:style-name="T11">Técnico de Soporte Informático</text:span></text:p>
      <text:p text:style-name="P39">Funciones: <text:span text:style-name="T11">Resolución de incidencias de hardware y software, instalación y configuración de equipos, atención al usuario.</text:span></text:p>
      <text:p text:style-name="P34"/>
      <text:p text:style-name="P39"><text:span text:style-name="T27">- Programador Junior en "CodeMasters"</text:span> (FCT - FP de Programación)</text:p>
      <text:p text:style-name="P39"/>
      <text:p text:style-name="P46"><text:span text:style-name="T3">Cargo:</text:span> <text:span text:style-name="T2">Programador Junior</text:span></text:p>
      <text:p text:style-name="P46"><text:span text:style-name="T3">Funciones: </text:span><text:span text:style-name="T2">Desarrollo y mantenimiento de aplicaciones web, colaboración en la creación de nuevas funcionalidades, debugging de código.</text:span></text:p>
      <text:p text:style-name="P39"/>
      <text:p text:style-name="P39"/>
      <text:p text:style-name="P41">Datos Personales:</text:p>
      <text:p text:style-name="P39">Nombre: <text:span text:style-name="T11">Raul Morales</text:span></text:p>
      <text:p text:style-name="P39">Domicilio: <text:span text:style-name="T11">Av. del Turia 45, 46008 Valencia, Valencia</text:span></text:p>
      <text:p text:style-name="P39">Teléfono de contacto: <text:span text:style-name="T11">+34 600 333 444</text:span></text:p>
      <text:p text:style-name="P39">Correo electrónico: <text:span text:style-name="T11">raul.morales@email.com</text:span></text:p>
      <text:p text:style-name="P39">Formación:</text:p>
      <text:p text:style-name="P34">Grado Medio en Informática</text:p>
      <text:p text:style-name="P34">Técnico Superior en Desarrollo de Aplicaciones Web</text:p>
      <text:p text:style-name="P39"/>
      <text:p text:style-name="P41">Idiomas:</text:p>
      <text:p text:style-name="P34">Castellano (nativo) </text:p>
      <text:p text:style-name="P34">Valenciano (nativo)</text:p>
      <text:p text:style-name="P34"/>
      <text:p text:style-name="P34"><text:soft-page-break/></text:p>
      <text:p text:style-name="P34"/>
      <text:p text:style-name="P34"/>
      <text:p text:style-name="P41">Experiencia Laboral:</text:p>
      <text:p text:style-name="P39">- Asistente de Redes en "TechSolutions" (FCT en Grado Medio)</text:p>
      <text:p text:style-name="P39"/>
      <text:p text:style-name="P39">Cargo: <text:span text:style-name="T11">Asistente de Redes</text:span></text:p>
      <text:p text:style-name="P39">Funciones: <text:span text:style-name="T11">Configuración y mantenimiento de redes, diagnóstico de problemas de conectividad, soporte técnico.</text:span></text:p>
      <text:p text:style-name="P34"/>
      <text:p text:style-name="P39">- Desarrollador de Software Junior en "DigitalScape" (FCT - FP de Programación)</text:p>
      <text:p text:style-name="P39"/>
      <text:p text:style-name="P39">Cargo: <text:span text:style-name="T11">Desarrollador de Software Junior</text:span></text:p>
      <text:p text:style-name="P39">Funciones: <text:span text:style-name="T11">Programación de nuevas características, resolución de bugs, colaboración en el diseño de arquitectura de software.</text:span></text:p>
      <text:p text:style-name="P39"/>
      <text:p text:style-name="P39"/>
      <text:p text:style-name="P39"/>
      <text:p text:style-name="P41">Datos Personales:</text:p>
      <text:p text:style-name="P39">Nombre: <text:span text:style-name="T11">Christian </text:span><text:span text:style-name="T15">Vazquez Vallejo</text:span></text:p>
      <text:p text:style-name="P39">Domicilio: <text:span text:style-name="T11">Calle Mayor 78, 46002 Valencia, Valencia</text:span></text:p>
      <text:p text:style-name="P39">Teléfono de contacto: <text:span text:style-name="T11">+34 600 555 666</text:span></text:p>
      <text:p text:style-name="P39">Correo electrónico: <text:a xlink:type="simple" xlink:href="mailto:christian@email.com" text:style-name="Internet_20_link" text:visited-style-name="Visited_20_Internet_20_Link"><text:span text:style-name="T11">christian@email.com</text:span></text:a></text:p>
      <text:p text:style-name="P34"/>
      <text:p text:style-name="P41">Formación:</text:p>
      <text:p text:style-name="P35">Bachillerato</text:p>
      <text:p text:style-name="P34">Técnico Superior en Desarrollo de Aplicaciones Web</text:p>
      <text:p text:style-name="P41"/>
      <text:p text:style-name="P41">Idiomas:</text:p>
      <text:p text:style-name="P34">Castellano (nativo)</text:p>
      <text:p text:style-name="P34">Valenciano (nativo) </text:p>
      <text:p text:style-name="P39"/>
      <text:p text:style-name="P41">Experiencia Laboral:</text:p>
      <text:p text:style-name="P39">-Programador de Aplicaciones en "ByteCrafters" (FCT en FP de Programación)</text:p>
      <text:p text:style-name="P39"/>
      <text:p text:style-name="P39">Cargo:<text:span text:style-name="T11"> Programador de Aplicaciones</text:span></text:p>
      <text:p text:style-name="P39">Funciones: <text:span text:style-name="T11">Desarrollo de aplicaciones específicas, implementación de nuevas funcionalidades, testing de software.</text:span></text:p>
      <text:p text:style-name="P39"/>
      <text:p text:style-name="P39"/>
      <text:p text:style-name="P39"/>
      <text:p text:style-name="P39"/>
      <text:p text:style-name="P39"/>
      <text:p text:style-name="P39"/>
      <text:p text:style-name="P39"><text:soft-page-break/></text:p>
      <text:p text:style-name="P39"/>
      <text:p text:style-name="P39"/>
      <text:p text:style-name="P39"/>
      <text:p text:style-name="P41">Datos Personales:</text:p>
      <text:p text:style-name="P39">Nombre: <text:span text:style-name="T11">Alvaro Medina Momparler</text:span></text:p>
      <text:p text:style-name="P39">Domicilio: <text:span text:style-name="T11">C/ de José María Haro, 63, 46022 Valencia, Valencia</text:span></text:p>
      <text:p text:style-name="P39">Teléfono de contacto: <text:span text:style-name="T11">+34 602023112</text:span></text:p>
      <text:p text:style-name="P39">Correo electrónico: <text:a xlink:type="simple" xlink:href="mailto:medinamomparler@gmail.com" text:style-name="Internet_20_link" text:visited-style-name="Visited_20_Internet_20_Link"><text:span text:style-name="T11">medinamomparler@gmail.com</text:span></text:a></text:p>
      <text:p text:style-name="P34"/>
      <text:p text:style-name="P41">Formación:</text:p>
      <text:p text:style-name="P34">Bachillerato Científico/Tecnológico</text:p>
      <text:p text:style-name="P34">Técnico Superior en Desarrollo de Aplicaciones Web</text:p>
      <text:p text:style-name="P34"/>
      <text:p text:style-name="P39">Idiomas:</text:p>
      <text:p text:style-name="P34">Castellano (nativo)</text:p>
      <text:p text:style-name="P34">Valenciano (nativo)</text:p>
      <text:p text:style-name="P34">Inglés (nivel B1)</text:p>
      <text:p text:style-name="P34"/>
      <text:p text:style-name="P41">Experiencia Laboral:</text:p>
      <text:p text:style-name="P39">Prácticas de Formación en Desarrollo de Aplicaciones Web</text:p>
      <text:p text:style-name="P39">Cargo: <text:span text:style-name="T11">Asistente de Desarrollo</text:span></text:p>
      <text:p text:style-name="P39">Funciones: <text:span text:style-name="T11">Colaboración en el diseño de interfaces, desarrollo de componentes específicos, soporte en la creación de código.</text:span></text:p>
      <text:p text:style-name="P39"/>
      <text:p text:style-name="P39"/>
      <text:p text:style-name="P39"/>
      <text:p text:style-name="P38"/>
      <text:p text:style-name="P38"/>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s" fo:country="E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02T12:28:40.990460113</dc:date>
    <meta:editing-duration>PT21M22S</meta:editing-duration>
    <meta:editing-cycles>4</meta:editing-cycles>
    <meta:generator>LibreOffice/7.3.7.2$Linux_X86_64 LibreOffice_project/30$Build-2</meta:generator>
    <meta:document-statistic meta:table-count="0" meta:image-count="0" meta:object-count="0" meta:page-count="9" meta:paragraph-count="159" meta:word-count="2285" meta:character-count="15572" meta:non-whitespace-character-count="13413"/>
  </office:meta>
</office:document-meta>
</file>